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5">
      <style:text-properties style:font-name="Arial1" fo:font-style="italic" fo:font-weight="normal" style:font-style-asian="italic" style:font-weight-asian="normal" style:font-style-complex="italic" style:font-weight-complex="normal"/>
    </style:style>
    <style:style style:name="P2" style:family="paragraph" style:parent-style-name="Heading_20_5">
      <style:text-properties style:font-name="Arial1" fo:font-style="italic" style:text-underline-style="none" fo:font-weight="normal" style:font-style-asian="italic" style:font-weight-asian="normal" style:font-style-complex="italic" style:font-weight-complex="normal"/>
    </style:style>
    <style:style style:name="P3" style:family="paragraph" style:parent-style-name="Heading_20_5">
      <style:text-properties style:font-name="Arial1"/>
    </style:style>
    <style:style style:name="P4" style:family="paragraph" style:parent-style-name="Footer">
      <style:paragraph-properties fo:text-align="end" style:justify-single-word="false"/>
      <style:text-properties style:font-name="Arial1"/>
    </style:style>
    <style:style style:name="P5" style:family="paragraph" style:parent-style-name="Header">
      <style:text-properties style:font-name="Arial1" fo:font-size="8pt" officeooo:rsid="00115b6d" officeooo:paragraph-rsid="00115b6d" style:font-size-asian="8pt" style:font-size-complex="8pt"/>
    </style:style>
    <style:style style:name="P6" style:family="paragraph" style:parent-style-name="Heading_20_3" style:list-style-name="">
      <style:text-properties style:font-name="Arial1" fo:font-size="12pt" fo:font-weight="bold" officeooo:paragraph-rsid="000c06b9"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1" officeooo:paragraph-rsid="000c06b9"/>
    </style:style>
    <style:style style:name="P8" style:family="paragraph" style:parent-style-name="Standard">
      <style:paragraph-properties fo:text-align="start" style:justify-single-word="false"/>
      <style:text-properties style:font-name="Arial1" officeooo:paragraph-rsid="000c06b9"/>
    </style:style>
    <style:style style:name="P9" style:family="paragraph" style:parent-style-name="Standard">
      <style:text-properties style:font-name="Arial1" fo:font-weight="normal" officeooo:rsid="000c06b9" officeooo:paragraph-rsid="000c06b9" style:font-weight-asian="normal" style:font-weight-complex="normal"/>
    </style:style>
    <style:style style:name="P10" style:family="paragraph" style:parent-style-name="Standard">
      <style:text-properties style:font-name="Arial1" fo:font-weight="bold" officeooo:rsid="000c06b9" officeooo:paragraph-rsid="000c06b9" style:font-weight-asian="bold" style:font-weight-complex="bold"/>
    </style:style>
    <style:style style:name="P11" style:family="paragraph" style:parent-style-name="Standard">
      <style:text-properties style:font-name="Arial1" officeooo:paragraph-rsid="000dbfa3"/>
    </style:style>
    <style:style style:name="P12" style:family="paragraph" style:parent-style-name="Standard">
      <style:text-properties officeooo:paragraph-rsid="000dbfa3"/>
    </style:style>
    <style:style style:name="P13" style:family="paragraph" style:parent-style-name="Standard">
      <style:text-properties officeooo:paragraph-rsid="000f6a1a"/>
    </style:style>
    <style:style style:name="P14" style:family="paragraph" style:parent-style-name="Text_20_body" style:list-style-name="L2"/>
    <style:style style:name="P15" style:family="paragraph" style:parent-style-name="Text_20_body">
      <style:text-properties style:font-name="Arial1" fo:font-weight="normal" style:font-weight-asian="normal" style:font-weight-complex="normal"/>
    </style:style>
    <style:style style:name="P16" style:family="paragraph" style:parent-style-name="Text_20_body" style:list-style-name="L3">
      <style:text-properties style:font-name="Arial1" fo:font-weight="normal" officeooo:rsid="000c06b9" officeooo:paragraph-rsid="000c06b9" style:font-weight-asian="normal" style:font-weight-complex="normal"/>
    </style:style>
    <style:style style:name="P17" style:family="paragraph" style:parent-style-name="Text_20_body" style:list-style-name="L5">
      <style:text-properties style:font-name="Arial1" fo:font-weight="normal" officeooo:rsid="000c06b9" officeooo:paragraph-rsid="000c06b9" style:font-weight-asian="normal" style:font-weight-complex="normal"/>
    </style:style>
    <style:style style:name="P18" style:family="paragraph" style:parent-style-name="Text_20_body">
      <style:text-properties style:font-name="Arial1" fo:font-weight="bold" officeooo:rsid="000c06b9" officeooo:paragraph-rsid="000c06b9" style:font-weight-asian="bold" style:font-weight-complex="bold"/>
    </style:style>
    <style:style style:name="P19" style:family="paragraph" style:parent-style-name="Text_20_body">
      <style:text-properties style:font-name="Arial1"/>
    </style:style>
    <style:style style:name="P20" style:family="paragraph" style:parent-style-name="Text_20_body" style:list-style-name="L3"/>
    <style:style style:name="P21" style:family="paragraph" style:parent-style-name="Text_20_body" style:list-style-name="L5"/>
    <style:style style:name="T1" style:family="text">
      <style:text-properties officeooo:rsid="000c06b9"/>
    </style:style>
    <style:style style:name="T2" style:family="text">
      <style:text-properties fo:font-weight="bold" style:font-weight-asian="bold" style:font-weight-complex="bold"/>
    </style:style>
    <style:style style:name="T3" style:family="text">
      <style:text-properties fo:font-weight="bold" officeooo:rsid="000c06b9" style:font-weight-asian="bold" style:font-weight-complex="bold"/>
    </style:style>
    <style:style style:name="T4" style:family="text">
      <style:text-properties fo:font-weight="bold" officeooo:rsid="000dbfa3"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c06b9" style:font-weight-asian="normal" style:font-weight-complex="normal"/>
    </style:style>
    <style:style style:name="T7" style:family="text">
      <style:text-properties style:font-name="Arial1"/>
    </style:style>
    <style:style style:name="T8" style:family="text">
      <style:text-properties style:font-name="Arial1" fo:font-weight="bold" officeooo:rsid="000c06b9" style:font-weight-asian="bold" style:font-weight-complex="bold"/>
    </style:style>
    <style:style style:name="T9" style:family="text">
      <style:text-properties style:font-name="Arial1" fo:font-weight="bold" officeooo:rsid="000dbfa3" style:font-weight-asian="bold" style:font-weight-complex="bold"/>
    </style:style>
    <style:style style:name="T10" style:family="text">
      <style:text-properties style:font-name="Arial1" fo:font-weight="bold" officeooo:rsid="000f6a1a" style:font-weight-asian="bold" style:font-weight-complex="bold"/>
    </style:style>
    <style:style style:name="T11" style:family="text">
      <style:text-properties style:font-name="Arial1" fo:font-weight="normal" style:font-weight-asian="normal" style:font-weight-complex="normal"/>
    </style:style>
    <style:style style:name="T12" style:family="text">
      <style:text-properties style:font-name="Arial1" fo:font-weight="normal" officeooo:rsid="000c06b9" style:font-weight-asian="normal" style:font-weight-complex="normal"/>
    </style:style>
    <style:style style:name="T13" style:family="text">
      <style:text-properties style:font-name="Arial1" fo:font-weight="normal" officeooo:rsid="0012e422" style:font-weight-asian="normal" style:font-weight-complex="normal"/>
    </style:style>
    <style:style style:name="T14" style:family="text">
      <style:text-properties style:font-name="Arial1" officeooo:rsid="000c06b9"/>
    </style:style>
    <style:style style:name="T15" style:family="text">
      <style:text-properties style:font-name="Arial1" style:text-underline-style="solid" style:text-underline-width="auto" style:text-underline-color="font-color" fo:font-weight="normal" style:font-weight-asian="normal" style:font-weight-complex="normal"/>
    </style:style>
    <style:style style:name="T16" style:family="text">
      <style:text-properties style:font-name="Arial1"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0c06b9" style:font-style-asian="italic" style:font-weight-asian="normal" style:font-style-complex="italic" style:font-weight-complex="normal"/>
    </style:style>
    <style:style style:name="T2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2" style:family="text">
      <style:text-properties officeooo:rsid="000dbfa3"/>
    </style:style>
    <style:style style:name="T23" style:family="text">
      <style:text-properties officeooo:rsid="00115b6d"/>
    </style:style>
    <style:style style:name="T24" style:family="text">
      <style:text-properties officeooo:rsid="0012e422"/>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Dashboard Design Report </text:span><text:span text:style-name="T5"><text:line-break/><text:line-break/></text:span></text:p>
      <text:p text:style-name="P8"><text:span text:style-name="T5">This report explains the design principles, structural layout, and interaction choices of our Tableau dashboard, built to compare financial development and insurance market metrics between Europe and the Middle East. The tool aims to support a European unit-linked life insurance company’s strategic decision on market expansion by visualizing three key indicators—savings behavio</text:span><text:span text:style-name="T6">u</text:span><text:span text:style-name="T5">r, credit availability, and insurance market maturity—over time and across countries. Grounded in recent human-centred design and visuali</text:span><text:span text:style-name="T6">s</text:span><text:span text:style-name="T5">ation research, each design decision balances analytical rigo</text:span><text:span text:style-name="T6">u</text:span><text:span text:style-name="T5">r with clear communication, ensuring the dashboard meets the needs of executives, product managers, and risk officers. <text:line-break/></text:span></text:p>
      <text:p text:style-name="P8"><text:span text:style-name="T5"/></text:p>
      <text:p text:style-name="P11"><text:span text:style-name="T3">General structure</text:span><text:span text:style-name="T5"><text:line-break/></text:span></text:p>
      <text:p text:style-name="P12"><text:span text:style-name="T11">We adopted a </text:span><text:span text:style-name="Strong_20_Emphasis"><text:span text:style-name="T11">three-tiered layout</text:span></text:span><text:span text:style-name="T11"> following the Z-pattern reading order and spatial grouping heuristics (Burch, Klapper &amp; Elmqvist, 2023).</text:span></text:p>
      <text:list xml:id="list3951994088" text:style-name="L2">
        <text:list-item>
          <text:p text:style-name="P14"><text:span text:style-name="Strong_20_Emphasis"><text:span text:style-name="T11">KPI Panel (top)</text:span></text:span><text:span text:style-name="T11">: Three cards show region-wide aggregates for “Saved at a financial institution,” “Domestic credit to private sector (% of GDP),” and “Life insurance premium volume to GDP.”</text:span></text:p>
        </text:list-item>
        <text:list-item>
          <text:p text:style-name="P14"><text:span text:style-name="Strong_20_Emphasis"><text:span text:style-name="T11">Geographic Map (middle)</text:span></text:span><text:span text:style-name="T11">: A choropleth map displays country level values for insurance premium intensity (colo</text:span><text:span text:style-name="T12">u</text:span><text:span text:style-name="T11">r) and credit magnitude (</text:span><text:span text:style-name="T13">tooltip details</text:span><text:span text:style-name="T11">).</text:span></text:p>
        </text:list-item>
        <text:list-item>
          <text:p text:style-name="P14"><text:span text:style-name="Strong_20_Emphasis"><text:span text:style-name="T11">Trend Lines (bottom)</text:span></text:span><text:span text:style-name="T11">: Three time-series line charts plot Europe vs. Middle East for each metric, emphasizing temporal trends.</text:span></text:p>
        </text:list-item>
      </text:list>
      <text:p text:style-name="P15">Global controls—a year slider and region legends—sit in the right margin, updating all visuals in real time. This hierarchy guides users from a high level overview to spatial detail and finally to temporal analysis, mirroring common analytical workflows (Ansari, Martin &amp; Brooks, 2022).</text:p>
      <text:p text:style-name="P15"/>
      <text:p text:style-name="P18">Choice of visualisation<text:span text:style-name="T22">s</text:span></text:p>
      <text:h text:style-name="P1" text:outline-level="5"><text:tab/>KPI Cards</text:h>
      <text:p text:style-name="P19">Large numerals and concise labels enable rapid comparison of region aggregate values. By isolating each metric in its own card, we reduce visual clutter and support “at-a-glance” insight within five seconds (Healey &amp; Wilson, 2021).</text:p>
      <text:h text:style-name="P2" text:outline-level="5"><text:tab/>Choropleth Map</text:h>
      <text:p text:style-name="P19">Maps effectively reveal spatial disparities (Zhao, White &amp; Liu, 2022). We encode life‑insurance premium volume via colo<text:span text:style-name="T1">u</text:span>r intensity and domestic credit via <text:span text:style-name="T24">tooltip details</text:span>. This dual encoding permits simultaneous comparison of two metrics without overcrowding. Users immediately spot regions with high credit but low insurance uptake—prime market candidates.</text:p>
      <text:h text:style-name="P1" text:outline-level="5"><text:soft-page-break/><text:tab/>Line Charts</text:h>
      <text:p text:style-name="P19">Line charts excel at illustrating trends and continuity (Healey &amp; Wilson, 2021). Overlaying Europe and Middle East on shared axes invites direct temporal comparison. Distinct line <text:span text:style-name="T1">colour for each region,</text:span> plus marker symbols at each year enhance readability and facilitate precise value inspection.</text:p>
      <text:p text:style-name="P10"/>
      <text:p text:style-name="P10">Interaction and drill-down</text:p>
      <text:p text:style-name="P10"/>
      <text:list xml:id="list2936980524" text:style-name="L3">
        <text:list-item>
          <text:p text:style-name="P16"><text:span text:style-name="Strong_20_Emphasis"><text:span text:style-name="T18">Year Slider</text:span></text:span><text:span text:style-name="T17">:</text:span> A vertical slider lets users select any year from 2011 to 2022. This global filter updates all visuals simultaneously, enabling dynamic “what-if” exploration.</text:p>
        </text:list-item>
        <text:list-item>
          <text:p text:style-name="P20"><text:span text:style-name="Strong_20_Emphasis"><text:span text:style-name="T15">Region Legends</text:span></text:span><text:span text:style-name="T15">:</text:span><text:span text:style-name="T11"> Clickable legends on each line chart toggle region visibility, allowing users to focus on a single region without altering other filters.</text:span></text:p>
        </text:list-item>
        <text:list-item>
          <text:p text:style-name="P20"><text:span text:style-name="Strong_20_Emphasis"><text:span text:style-name="T15">Drill-Down Tooltips</text:span></text:span><text:span text:style-name="T15">:</text:span><text:span text:style-name="T11"> Clicking any map circle or line‑chart marker opens a detailed tooltip panel containing horizontal bar charts that break down the chosen metric by country for the selected year, alongside brief textual context.</text:span></text:p>
        </text:list-item>
      </text:list>
      <text:p text:style-name="P19">These interactions follow the “overview first, zoom and filter, details-on-demand” paradigm (Ansari, Martin &amp; Brooks, 2022), ensuring users can navigate smoothly between summary and detail levels.</text:p>
      <text:p text:style-name="P9"/>
      <text:h text:style-name="P6" text:outline-level="3"><text:span text:style-name="T1">Design Principles &amp; HCI Considerations</text:span></text:h>
      <text:h text:style-name="P1" text:outline-level="5"><text:tab/>Human‑Cent<text:span text:style-name="T1">r</text:span>ed Iteration</text:h>
      <text:p text:style-name="P19">We followed a four‑step human‑centred design cycle—requirements gathering, expert feedback, prototyping, and usability evaluation—as recommended by Ansari, Martin &amp; Brooks (2022). Early wireframes were refined through stakeholder workshops, improving control placement and terminology.</text:p>
      <text:h text:style-name="P3" text:outline-level="5"><text:tab/><text:span text:style-name="T19">Minimalist Aesthetic</text:span></text:h>
      <text:p text:style-name="P19">Adhering to data-ink reduction principles (Few, 2018; Healey &amp; Wilson, 2021), we removed all non-essential grid lines, borders, and decorative elements. This minimalism directs focus to substantive data patterns.</text:p>
      <text:h text:style-name="P2" text:outline-level="5"><text:tab/>Pre‑attentive Color and Size</text:h>
      <text:p text:style-name="P19">We limited our palette to two semantically meaningful hues (blue for Europe, purple for Middle East) and consistent saturation levels to enable rapid region identification. Circle sizes on the map use an area scale optimized for perceptual clarity (Zhao, White &amp; Liu, 2022).</text:p>
      <text:h text:style-name="P3" text:outline-level="5"><text:soft-page-break/><text:span text:style-name="T1"><text:tab/></text:span><text:span text:style-name="T20">S</text:span><text:span text:style-name="T19">patial Grouping </text:span><text:span text:style-name="T20">and</text:span><text:span text:style-name="T19"> Navigation</text:span></text:h>
      <text:p text:style-name="P19">Visuals are arranged by task type—summary (KPIs), spatial (map), and temporal (lines)—following the Z-pattern. This grouping minimi<text:span text:style-name="T1">s</text:span>es cursor travel distances (Burch, Klapper &amp; Elmqvist, 2023) and reduces cognitive overhead.</text:p>
      <text:p text:style-name="P9"/>
      <text:p text:style-name="P10">Data analysis choices</text:p>
      <text:p text:style-name="P10"/>
      <text:list xml:id="list3282948594" text:style-name="L5">
        <text:list-item>
          <text:p text:style-name="P17"><text:span text:style-name="Strong_20_Emphasis"><text:span text:style-name="T18">Indicator Selection</text:span></text:span><text:span text:style-name="T17">:</text:span> We chose “Saved at a financial institution,” “Domestic credit to private sector,” and “Life insurance premium to GDP” for their direct relevance to consumer readiness, market liquidity, and insurance penetration—critical factors for unit‑linked products.</text:p>
        </text:list-item>
        <text:list-item>
          <text:p text:style-name="P21"><text:span text:style-name="Strong_20_Emphasis"><text:span text:style-name="T15">Time Range</text:span></text:span><text:span text:style-name="T15">:</text:span><text:span text:style-name="T7"> Covering 2011–2022 captures post‑crisis recovery and recent shifts, ensuring trend robustness (Brown &amp; Smith, 2022).</text:span></text:p>
        </text:list-item>
        <text:list-item>
          <text:p text:style-name="P21"><text:span text:style-name="Strong_20_Emphasis"><text:span text:style-name="T16">Regional Definitions</text:span></text:span><text:span text:style-name="T16">:</text:span><text:span text:style-name="T7"> </text:span><text:span text:style-name="T14">Country were selected according to the already existing European-based clients of the life insurance company, mostly in Western Europe and the United Kingdom, while petromonarchies were privileged when studying prospective markets for life-insurance business in the Middle East, especially in the context of the program “Saudi Vision 2030” that promises diversification of the entire region’s economy, with more financial and economical exchanges with the West.</text:span></text:p>
        </text:list-item>
      </text:list>
      <text:p text:style-name="P19">No complex statistical models are embedded; emphasis is on clear, comparative visualization. Future iterations will layer predictive forecasts.</text:p>
      <text:p text:style-name="P9"/>
      <text:p text:style-name="P10">Presentation and Communication</text:p>
      <text:p text:style-name="P10"/>
      <text:p text:style-name="P11"><text:span text:style-name="T6">We used sans-serif fonts with a clear hierarchy—xl for titles, lg for labels, base for annotations—to guide the eye logically; added concise call-outs such as “Kuwait: highest credit” to highlight critical findings and assist novice viewers; maintained uniform font sizes, margins, and interaction behaviours across all charts to foster predictability (Norman, 2020). <text:line-break/></text:span></text:p>
      <text:p text:style-name="P11"><text:span text:style-name="T6"><text:line-break/></text:span><text:span text:style-name="T4">Conclusion</text:span></text:p>
      <text:p text:style-name="P11"><text:span text:style-name="T4"/></text:p>
      <text:p text:style-name="P13"><text:span text:style-name="T7">By integrating high‑level KPIs, a dual‑metric geographic map, and comparative time‑series lines—supported by intuitive filters and drill‑down tooltips—this dashboard delivers a coherent, interactive decision‑support environment. Grounded in recent human‑centered and visualization research, it equips strategic stakeholders with clear insights into Europe vs. Middle East financial and insurance‑market dynamics. Future enhancements will add sentiment layers and basic forecasting, further augmenting its strategic value. <text:line-break/></text:span></text:p>
      <text:p text:style-name="P13"/>
      <text:p text:style-name="P13"><text:span text:style-name="T7"/></text:p>
      <text:p text:style-name="P13"><text:soft-page-break/><text:span text:style-name="T10">References</text:span></text:p>
      <text:p text:style-name="P13"><text:span text:style-name="T7"><text:line-break/>Ansari, B., Martin, E.G. &amp; Brooks, S. (2022) </text:span><text:span text:style-name="Emphasis"><text:span text:style-name="T7">Integrating human-centred design in public health data dashboards: lessons from the development of a sexually transmitted infections dashboard in New York State</text:span></text:span><text:span text:style-name="T7">, Journal of the American Medical Informatics Association, 29(3), pp. 345–354.</text:span></text:p>
      <text:p text:style-name="Text_20_body"><text:span text:style-name="T7">Burch, M., Klapper, R. &amp; Elmqvist, N. (2023) </text:span><text:span text:style-name="Emphasis"><text:span text:style-name="T7">Designing a human-centred learning analytics dashboard in-use</text:span></text:span><text:span text:style-name="T7">, Journal of Learning Analytics, 10(1), pp. 85–102.</text:span></text:p>
      <text:p text:style-name="Text_20_body"><text:span text:style-name="T7">Brown, C. &amp; Smith, J. (2022) </text:span><text:span text:style-name="Emphasis"><text:span text:style-name="T7">Data quality, mismatched expectations and moving requirements: the challenges of user‑centred dashboard design</text:span></text:span><text:span text:style-name="T7">, International Journal of Information Management, 62, 102383.</text:span></text:p>
      <text:p text:style-name="Text_20_body"><text:span text:style-name="T7">Healey, M. &amp; Wilson, P. (2021) </text:span><text:span text:style-name="Emphasis"><text:span text:style-name="T7">Pre‑attentive processing in visual analytics: enhancing dashboard usability</text:span></text:span><text:span text:style-name="T7">, Information Visualization, 20(2), pp. 123–135.</text:span></text:p>
      <text:p text:style-name="Text_20_body"><text:span text:style-name="T7">Norman, D.A. (2020) </text:span><text:span text:style-name="Emphasis"><text:span text:style-name="T7">The Design of Everyday Things: Revised and Expanded Edition</text:span></text:span><text:span text:style-name="T7">, New York: Basic Books.</text:span></text:p>
      <text:p text:style-name="Text_20_body"><text:span text:style-name="T7">Zhao, L., White, S. &amp; Liu, Y. (2022) </text:span><text:span text:style-name="Emphasis"><text:span text:style-name="T7">Enhancing geospatial dashboard design with multi‑layer encoding</text:span></text:span><text:span text:style-name="T7">, International Journal of Geographical Information Science, 36(5), pp. 821–839.</text:span></text:p>
      <text:p text:style-name="Text_20_body"><text:span text:style-name="T7">Few, S. (2018) </text:span><text:span text:style-name="Emphasis"><text:span text:style-name="T7">Data Visualization for Human Perception</text:span></text:span><text:span text:style-name="T7">, Analytics Press.</text:span></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fo:font-size="8pt" officeooo:rsid="00115b6d" officeooo:paragraph-rsid="00115b6d" style:font-size-asian="8pt" style:font-size-complex="8pt"/>
    </style:style>
    <style:style style:name="MP2" style:family="paragraph" style:parent-style-name="Footer">
      <style:paragraph-properties fo:text-align="end" style:justify-single-word="false"/>
      <style:text-properties style:font-name="Arial1"/>
    </style:style>
    <style:style style:name="MT1" style:family="text">
      <style:text-properties officeooo:rsid="00115b6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Marie Levesque – April 21, 2025</text:p>
      </style:header>
      <style:footer>
        <text:p text:style-name="MP2"><text:page-number text:select-page="current">4</text:page-number>/<text:span text:style-name="MT1">4</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1T23:05:56.762000000</meta:creation-date>
    <meta:generator>LibreOffice/7.5.2.2$Windows_X86_64 LibreOffice_project/53bb9681a964705cf672590721dbc85eb4d0c3a2</meta:generator>
    <dc:date>2025-04-21T23:37:23.751000000</dc:date>
    <meta:editing-duration>PT31M25S</meta:editing-duration>
    <meta:editing-cycles>5</meta:editing-cycles>
    <meta:document-statistic meta:table-count="0" meta:image-count="0" meta:object-count="0" meta:page-count="4" meta:paragraph-count="49" meta:word-count="1075" meta:character-count="7685" meta:non-whitespace-character-count="6667"/>
  </office:meta>
</office:document-meta>
</file>